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65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65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compact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pointer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medal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radio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signal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urr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s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glass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terminolog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fun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action</text:p>
          </table:table-cell>
          <table:table-cell table:style-name="ce28" office:value-type="string" calcext:value-type="string">
            <text:p>.</text:p>
          </table:table-cell>
          <table:table-cell table:style-name="ce46" office:value-type="string" calcext:value-type="string">
            <text:p>example</text:p>
          </table:table-cell>
          <table:table-cell table:style-name="ce2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igi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t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g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tain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tam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rb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ie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un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radu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la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u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rosec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hi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yp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o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llea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ix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hel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lai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paci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ri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c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i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vers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artn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rono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mbo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pl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i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ra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b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o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p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th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itize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s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t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pera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l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lid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jui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credib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n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bsolu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respond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amon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gr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xt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q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b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upervis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as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ud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voi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a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etex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ula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il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il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mi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eag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ia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re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lay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teg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ssig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im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xtr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o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scu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ctat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owe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ener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tta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ok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wi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oar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rui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scap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eloc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eighb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on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ui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ctiona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od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rr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qu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mploye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ers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r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q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i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ighligh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sis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ho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low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duc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sc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u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epend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ke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ttrib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ransfor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lux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af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eal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nefi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oco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eci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velop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aw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oper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tti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nerg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our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oss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hel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la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choo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comme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iou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aragrap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ec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ta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ke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pera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ow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upre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over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dministr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ndid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mb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ssoc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ramet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ra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as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entia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um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ow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u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conom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t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di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pu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c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rq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b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rsonali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viro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nist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od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s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outpu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nso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old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an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ro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i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eak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mato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ble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rin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nalysis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ock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oil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c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ra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lim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tio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oo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d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s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ck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p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p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ryst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b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o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umb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raf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rcu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agra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th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olde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empl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abou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sult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ate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olu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bi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te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pr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k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rap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roo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rtn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ar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i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luminiu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ump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sid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z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c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implem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ns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centra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chestr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uma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o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um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o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i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il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rea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lub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ss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t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r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d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il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u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us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truc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lle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iz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f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1"/>
          <table:table-cell table:number-columns-repeated="965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nd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m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fer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nt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e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ev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row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rtin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f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3"/>
          <table:table-cell table:number-columns-repeated="965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program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perimet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asterisk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ward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light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juncti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code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ol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nel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ccount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sta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pattern</text:p>
          </table:table-cell>
          <table:table-cell table:style-name="ce30" office:value-type="string" calcext:value-type="string">
            <text:p>.</text:p>
          </table:table-cell>
          <table:table-cell table:style-name="ce49" office:value-type="string" calcext:value-type="string">
            <text:p>specimen</text:p>
          </table:table-cell>
          <table:table-cell table:style-name="ce4"/>
          <table:table-cell table:number-columns-repeated="965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6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6" meta:object-count="0"/>
    <meta:generator>LibreOfficeDev/6.0.5.2$Linux_X86_64 LibreOffice_project/</meta:generator>
  </office:meta>
</office:document-meta>
</file>